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tMethodArgumentResolverTests.par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person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Tests.partToUtf8String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flux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PartMethodArgumentResolverTests.fluxPar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listPerson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listPar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erson.Person( @ JsonProperty (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mono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createExchange( MultipartBody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tMethodArgumentResolverTests.handle( @ RequestPart ( "name" ) Person person , @ RequestPart ( "name" ) Mono &lt; Person &gt; personMono , @ RequestPart ( "name" ) Flux &lt; Person &gt; personFlux , @ RequestPart ( "name" ) List &lt; Person &gt; personList , @ RequestPart ( "name" ) Part part , @ RequestPart ( "name" ) Mono &lt; Part &gt; partMono , @ RequestPart ( "name" ) Flux &lt; Part &gt; partFlux , @ RequestPart ( "name" ) List &lt; Part &gt; partList , @ RequestPart ( name = "anotherPart" , required = false ) Person anotherPerson , @ RequestPart ( name = "name" , required = false ) Mono &lt; Person &gt; anotherPersonMono , @ RequestPart ( name = "name" , required = false ) Flux &lt; Person &gt; anotherPersonFlux , @ RequestPart ( name = "name" , required = false ) List &lt; Person &gt; anotherPersonList , @ RequestPart ( name = "anotherPart" , required = false ) Part anotherPart , @ RequestPart ( name = "name" , required = false ) Mono &lt; Part &gt; anotherPartMono , @ RequestPart ( name = "name" , required = false ) Flux &lt; Part &gt; anotherPartFlux , @ RequestPart ( name = "name" , required = false ) List &lt; Part &gt; anotherPartList , Person notAnnot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questPartMethodArgumentResolverTests.mono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Tests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PartMethodArgumentResolverTests.perso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flux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PartMethodArgumentResolverTests.lis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PartMethodArgumentResolverTests.list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Tests.resolveArgument( MethodParameter param , MultipartBody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tMethodArgumentResolverTests.par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monoPart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monoPerson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Part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PartMethodArgumentResolverTests.fluxPerson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